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Footer">
      <style:text-properties officeooo:rsid="00151583" officeooo:paragraph-rsid="00151583"/>
    </style:style>
    <style:style style:name="P2" style:family="paragraph" style:parent-style-name="Preformatted_20_Text">
      <style:text-properties fo:font-size="15pt" officeooo:rsid="00151583" officeooo:paragraph-rsid="00151583" style:font-size-asian="15pt" style:font-size-complex="15pt"/>
    </style:style>
    <style:style style:name="T1" style:family="text">
      <style:text-properties fo:font-size="12pt" style:font-size-asian="12pt" style:font-size-complex="12pt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區段1">
        <text:p text:style-name="P2">810 教宗成做左派領袖？</text:p>
        <text:p text:style-name="P2"/>
        <text:p text:style-name="P2">教宗成做左派領袖？</text:p>
        <text:p text:style-name="P2">Kàu-tsong tsiânn-tsò tsó-phài líng-siù? </text:p>
        <text:p text:style-name="P2"/>
        <text:p text:style-name="P2"/>
        <text:p text:style-name="P2">教宗Francis 6月18號發佈「通諭」，</text:p>
        <text:p text:style-name="P2">Kàu-tsong Francis 6 gue̍h 18 hō huat-pòo “thong-jū”, </text:p>
        <text:p text:style-name="P2"/>
        <text:p text:style-name="P2">呼籲世界共同對抗氣候變化。</text:p>
        <text:p text:style-name="P2">hoo-io̍k sè-kài kiōng-tông tuì-khòng khì-hāu piàn-huà. </text:p>
        <text:p text:style-name="P2"/>
        <text:p text:style-name="P2">不只如此，</text:p>
        <text:p text:style-name="P2">Put-tsí jû-tshú, </text:p>
        <text:p text:style-name="P2"/>
        <text:p text:style-name="P2">伊真大力批評追求「短期佮私人利益」的消費主義，</text:p>
        <text:p text:style-name="P2">i tsin tuā-la̍t phue-phîng tui-kiû “té-kî kah su-jîn lī-ik” ê siau-huì tsú-gī, </text:p>
        <text:p text:style-name="P2"/>
        <text:p text:style-name="P2">甚至予評論者寫講「羅馬天主教廷這馬是一粒一的資本主義批判者」。</text:p>
        <text:p text:style-name="P2">sīm-tsì hōo phîng-lūn-tsiá siá kóng “Lô-má Thian-tsú kàu-tîng tsit-má sī it-lia̍p-it ê tsu-pún tsú-gī phue-phuànn-tsiá”.</text:p>
        <text:p text:style-name="P2"/>
        <text:p text:style-name="P2"/>
        <text:p text:style-name="P2">這句是英國《衛報》專欄作家Giles Fraser的理解，</text:p>
        <text:p text:style-name="P2">Tsit kù sī Ing-kok “Uē-pò” tsuan-nuâ tsok-ka Giles Fraser ê lí-kái, </text:p>
        <text:p text:style-name="P2">伊嘛是一位英國國教的教區牧師。</text:p>
        <text:p text:style-name="P2">i mā sī tsi̍t uī Ing-kok kok-kàu ê kàu-khu bo̍k-su. </text:p>
        <text:p text:style-name="P2"/>
        <text:p text:style-name="P2">伊閣寫講「當左派佇全世界失去權威，教廷再次講話有聲」。</text:p>
        <text:p text:style-name="P2">I koh siá kóng “tng tsó-phài tī tsuân sè-kài sit-khì khuân-ui, Kàu-tîng tsài-tshù kóng-uē ū siann". <text:s/></text:p>
        <text:p text:style-name="P2"/>
        <text:p text:style-name="P2"/>
        <text:p text:style-name="P2">教宗的通諭英文版有3萬7000外字。</text:p>
        <text:p text:style-name="P2"><text:span text:style-name="T1">Kàu-tsong ê thong-jū Ing-bûn-pán ū 3 bān 7000 guā jī.</text:span> </text:p>
        <text:p text:style-name="P2"/>
        <text:p text:style-name="P2">照Fraser的摘要，</text:p>
        <text:p text:style-name="P2">Tsiàu Fraser ê tiah-iàu, </text:p>
        <text:p text:style-name="P2"/>
        <text:p text:style-name="P2">人類受著濟濟的慾望驅動，</text:p>
        <text:p text:style-name="P2">jîn-luī siū-tio̍h tsē-tsē ê io̍k-bōng khu-tōng, </text:p>
        <text:p text:style-name="P2"/>
        <text:p text:style-name="P2">資本主義欲來滿足遮的慾望，</text:p>
        <text:p text:style-name="P2"><text:span text:style-name="T1">tsu-pún tsú-gī beh lâi buán-tsiok tsia-ê io̍k-bōng,</text:span> </text:p>
        <text:p text:style-name="P2"/>
        <text:p text:style-name="P2">無去區分啥物是人真正「需要」的、啥物只是人「想欲愛」的，</text:p>
        <text:p text:style-name="P2">bô khì khu-hun siánn-mih sī lâng tsin-tsiànn “su-iàu” --ê, siánn-mih tsí-sī lâng “siūnn-beh ài” --ê, </text:p>
        <text:p text:style-name="P2"/>
        <text:p text:style-name="P2">這兩項的差別比如救命藥仔佮電動 𨑨迌物。</text:p>
        <text:p text:style-name="P2">tsit nn̄g hāng ê tsha-pia̍t pí-jû kiù-miā io̍h-á kah tiān-tōng tshit-thô-mi̍h. </text:p>
        <text:p text:style-name="P2"/>
        <text:p text:style-name="P2"><text:soft-page-break/>「市場」不管這，</text:p>
        <text:p text:style-name="P2">“Tshī-tiûnn” put-kuán tse, </text:p>
        <text:p text:style-name="P2"/>
        <text:p text:style-name="P2">對伊來講攏是「選擇」；</text:p>
        <text:p text:style-name="P2">tuì i lâi kóng lóng-sī “suán-ti̍k”; </text:p>
        <text:p text:style-name="P2"/>
        <text:p text:style-name="P2">市場嘛無欲管各種選擇對公共利益抑是地球生態有啥物款影響，</text:p>
        <text:p text:style-name="P2">tshī-tiûnn mā bô beh kuán kok-tsióng suán-ti̍k tuì kong-kiōng lī-ik ia̍h-sī tē-kiû sing-thài ū siánn-mih khuán íng-hióng, </text:p>
        <text:p text:style-name="P2"/>
        <text:p text:style-name="P2">干焦欲盡量擴大選擇。</text:p>
        <text:p text:style-name="P2">kan-na beh tsīn-liōng khok-tāi suán-ti̍k.</text:p>
        <text:p text:style-name="P2"/>
        <text:p text:style-name="P2"/>
        <text:p text:style-name="P2"/>
        <text:p text:style-name="P2"/>
        <text:p text:style-name="P2">過度消費的後果，</text:p>
        <text:p text:style-name="P2">Kuè-tōo siau-huì ê hiō-kó, </text:p>
        <text:p text:style-name="P2"/>
        <text:p text:style-name="P2">就是地球變做一个糞埽桶。</text:p>
        <text:p text:style-name="P2">tō sī tē-kiû piàn-tsò tsi̍t ê pùn-sò-tháng. </text:p>
        <text:p text:style-name="P2"/>
        <text:p text:style-name="P2">面對這个問題，</text:p>
        <text:p text:style-name="P2">Bīn-tuì tsit ê būn-tê, </text:p>
        <text:p text:style-name="P2"/>
        <text:p text:style-name="P2">經濟學家一般無啥路用。</text:p>
        <text:p text:style-name="P2">king-tsè ha̍k-ka it-puann bô siánn lōo-īng. </text:p>
        <text:p text:style-name="P2"/>
        <text:p text:style-name="P2"/>
        <text:p text:style-name="P2"/>
        <text:p text:style-name="P2"/>
        <text:p text:style-name="P2"/>
        <text:p text:style-name="P2">地球是有限的，</text:p>
        <text:p text:style-name="P2">Tē-kiû sī iú-hān --ê, </text:p>
        <text:p text:style-name="P2"/>
        <text:p text:style-name="P2">毋過主流的經濟模型攏假設成長會當無限。</text:p>
        <text:p text:style-name="P2">m̄-koh tsú-liû ê king-tsè bôo-hîng lóng ká-siat sîng-tióng ē-tàng bû-hān. </text:p>
        <text:p text:style-name="P2"/>
        <text:p text:style-name="P2">教宗的呼籲，</text:p>
        <text:p text:style-name="P2">Kàu-tsong ê hoo-io̍k, </text:p>
        <text:p text:style-name="P2"/>
        <text:p text:style-name="P2">就是人類袂當直直痟貪落去，</text:p>
        <text:p text:style-name="P2">tō sī jîn-luī bē-tàng ti̍t-ti̍t siáu-tham --lo̍h-khì, </text:p>
        <text:p text:style-name="P2"/>
        <text:p text:style-name="P2">愛知影撙節。</text:p>
        <text:p text:style-name="P2">ài tsai-iánn tsún-tsat.</text:p>
        <text:p text:style-name="P2"/>
        <text:p text:style-name="P2"/>
        <text:p text:style-name="P2">通諭內底無直接用著「資本主義」這个詞，</text:p>
        <text:p text:style-name="P2">Thong-jū lāi-té bô ti̍t-tsiap iōng-tio̍h “tsu-pún tsú-gī” tsit ê sû, </text:p>
        <text:p text:style-name="P2"/>
        <text:p text:style-name="P2">毋過真濟擺點名「市場」，</text:p>
        <text:p text:style-name="P2">m̄-koh tsin tsē pái tiám-miâ “tshī-tiûnn”, </text:p>
        <text:p text:style-name="P2"/>
        <text:p text:style-name="P2">比如：「市場神奇的觀念認為增加公司佮個人的利益，就會當解決問題，咱愛拒絕這種想法」、</text:p>
        <text:p text:style-name="P2">pí-jû: “tshī-tiûnn sîn-kî ê kuan-liām jīn-uî tsing-ka kong-si kah kò-jîn ê lī-ik, tō ē-tàng kái-kuat būn-tê, lán ài kī-tsua̍t tsit-tsióng siūnn-huat”, </text:p>
        <text:p text:style-name="P2"/>
        <text:p text:style-name="P2"><text:soft-page-break/>「為著欲賣產品，市場傾向促進極端的消費主義，使人真容易牢佇無必要的開錢買物的循環之中」。</text:p>
        <text:p text:style-name="P2">“uī-tio̍h beh bē sán-phín, tshī-tiûnn khing-hiòng tshiok-tsìn ki̍k-tuan ê siau-huì tsú-gī, sú lâng tsin iông-ī tiâu tī bô pit-iàu ê khai-tsînn bé mi̍h ê sûn-khuân tsi-tiong”.</text:p>
        <text:p text:style-name="P2"/>
        <text:p text:style-name="P2"/>
        <text:p text:style-name="P2"/>
        <text:p text:style-name="P2"/>
        <text:p text:style-name="P2">《衛報》的社論講，</text:p>
        <text:p text:style-name="P2">“Uē-pò” ê siā-lūn kóng, </text:p>
        <text:p text:style-name="P2"/>
        <text:p text:style-name="P2">這是百年來上蓋予人想袂到、嘛可能是上蓋有氣魄的教宗文件，</text:p>
        <text:p text:style-name="P2">tse sī pah nî lâi siōng-kài hōo lâng siūnn bē kàu, mā khó-lîng sī siōng-kài ū khì-phik ê Kàu-tsong bûn-kiānn, </text:p>
        <text:p text:style-name="P2"/>
        <text:p text:style-name="P2">毋但是對天主教徒抑是基督教徒講話，</text:p>
        <text:p text:style-name="P2">m̄-nā sī tuì Thian-tsú kàu-tôo ia̍h-sī Ki-tok kàu-tôo kóng-uē, </text:p>
        <text:p text:style-name="P2"/>
        <text:p text:style-name="P2">嘛是講予地球上每一个人聽。</text:p>
        <text:p text:style-name="P2">mā sī kóng hōo tē-kiû-siōng muí tsi̍t ê lâng thiann. </text:p>
        <text:p text:style-name="P2"/>
        <text:p text:style-name="P2"/>
        <text:p text:style-name="P2">毋是每一个人攏會聽，</text:p>
        <text:p text:style-name="P2">M̄ sī muí tsi̍t ê lâng lóng ē thiann, </text:p>
        <text:p text:style-name="P2"/>
        <text:p text:style-name="P2">美國共和黨佮石油界的幾若位頭人就隨反彈矣。</text:p>
        <text:p text:style-name="P2">Bí-kok Kiōng-hô-tóng kah tsio̍h-iû-kài ê kuí-nā uī thâu-lâng tō suî huán-tuânn --ah. </text:p>
        <text:p text:style-name="P2"/>
        <text:p text:style-name="P2">總是，</text:p>
        <text:p text:style-name="P2">Tsóng--sī, </text:p>
        <text:p text:style-name="P2"/>
        <text:p text:style-name="P2">以教宗的地位，</text:p>
        <text:p text:style-name="P2">í Kàu-tsong ê tē-uī, </text:p>
        <text:p text:style-name="P2"/>
        <text:p text:style-name="P2">對拖棚的聯合國氣候談判會當發揮偌大的影響力，</text:p>
        <text:p text:style-name="P2">tuì thua-pênn ê Liân-ha̍p-kok khì-hāu tâm-phuànn ē-tàng huat-hui guā tuā ê íng-hióng-li̍k, </text:p>
        <text:p text:style-name="P2"/>
        <text:p text:style-name="P2">猶是真受著期待。</text:p>
        <text:p text:style-name="P2">iáu sī tsin siū-tio̍h kî-thāi.</text:p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51583" officeooo:paragraph-rsid="0015158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810-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1T22:31:06.394664068</dc:date>
    <meta:editing-duration>PT2M1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3" meta:paragraph-count="86" meta:word-count="1033" meta:character-count="3121" meta:non-whitespace-character-count="2757"/>
  </office:meta>
</office:document-meta>
</file>